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583in"/>
    </style:style>
    <style:style style:name="co3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70"/>
    <style:style style:name="ce2" style:family="table-cell" style:parent-style-name="Default" style:data-style-name="N37"/>
    <style:style style:name="gr1" style:family="graphic">
      <style:graphic-properties draw:marker-start="Arrowheads_20_1" draw:marker-start-width="0.0787in" draw:marker-start-center="false" draw:fill="solid" draw:fill-color="#ffffc0" draw:textarea-vertical-align="top" draw:auto-grow-height="true" draw:auto-grow-width="false" fo:min-height="3.7382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feit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resolvidos de adhoc</text:p>
          </table:table-cell>
          <table:table-cell>
            <office:annotation draw:style-name="gr1" draw:text-style-name="P3" svg:width="6.0291in" svg:height="3.8169in" svg:x="2.8138in" svg:y="0.0835in" draw:caption-point-x="0.5295in" draw:caption-point-y="-0.0795in">
              <dc:date>2024-06-10T00:00:00</dc:date>
              <text:p text:style-name="P1">PARA PUXAR DA ABA “AD-HOC”<text:line-break/><text:line-break/>res = ""</text:p>
              <text:p text:style-name="P2">for (const p of document.querySelectorAll('tr.par, tr.impar'))</text:p>
              <text:p text:style-name="P2">{</text:p>
              <text:p text:style-name="P2"><text:tab/>if (p.querySelector('.tiny img') != null)</text:p>
              <text:p text:style-name="P2"><text:tab/><text:tab/>res += p.querySelector('.id').textContent + '\t'</text:p>
              <text:p text:style-name="P2"><text:tab/><text:tab/><text:tab/><text:tab/> + p.querySelector('.large').textContent + '\t'</text:p>
              <text:p text:style-name="P2"><text:tab/><text:tab/><text:tab/><text:tab/> + p.querySelectorAll('.small')[1].textContent + '\t'<text:tab/><text:tab/><text:tab/><text:tab/> </text:p>
              <text:p text:style-name="P2"><text:tab/><text:tab/><text:tab/><text:tab/> + p.querySelectorAll('.tiny')[1].textContent + '\t'</text:p>
              <text:p text:style-name="P2"><text:tab/><text:tab/><text:tab/><text:tab/> + '|';</text:p>
              <text:p text:style-name="P2">}</text:p>
              <text:p text:style-name="P2">res = res.replaceAll(' <text:s text:c="19"/>', '')</text:p>
              <text:p text:style-name="P2">res = res.replaceAll(' <text:s text:c="15"/>', '')</text:p>
              <text:p text:style-name="P2">res = res.replaceAll('\n', '')</text:p>
              <text:p text:style-name="P2">res = res.replaceAll('|', '\n')</text:p>
              <text:p text:style-name="P2">console.log(res)<text:line-break/><text:line-break/>PARA PUXAR DA ABA “SUBMISSOES”</text:p>
            </office:annotation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resolvido</text:p>
          </table:table-cell>
          <table:table-cell office:value-type="string" calcext:value-type="string">
            <text:p>nivel</text:p>
          </table:table-cell>
          <table:table-cell office:value-type="string" calcext:value-type="string">
            <text:p>quando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Divisão da Nlogônia</text:p>
          </table:table-cell>
          <table:table-cell office:value-type="float" office:value="9.925" calcext:value-type="float">
            <text:p>9.9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Leitura Ótica</text:p>
          </table:table-cell>
          <table:table-cell office:value-type="float" office:value="10.67" calcext:value-type="float">
            <text:p>10.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Problema com Mediana e Média</text:p>
          </table:table-cell>
          <table:table-cell office:value-type="float" office:value="4.005" calcext:value-type="float">
            <text:p>4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Og</text:p>
          </table:table-cell>
          <table:table-cell office:value-type="float" office:value="11.698" calcext:value-type="float">
            <text:p>11.6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Jogo do Maior</text:p>
          </table:table-cell>
          <table:table-cell office:value-type="float" office:value="11.29" calcext:value-type="float">
            <text:p>11.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Procurando Nessy</text:p>
          </table:table-cell>
          <table:table-cell office:value-type="float" office:value="1.987" calcext:value-type="float">
            <text:p>1.9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Hello Galaxy</text:p>
          </table:table-cell>
          <table:table-cell office:value-type="float" office:value="3.071" calcext:value-type="float">
            <text:p>3.0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Feedback</text:p>
          </table:table-cell>
          <table:table-cell office:value-type="float" office:value="10.038" calcext:value-type="float">
            <text:p>10.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Fábrica de Chocolate</text:p>
          </table:table-cell>
          <table:table-cell office:value-type="float" office:value="3.105" calcext:value-type="float">
            <text:p>3.1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Máquina de Verificação Automatizada</text:p>
          </table:table-cell>
          <table:table-cell office:value-type="float" office:value="6.878" calcext:value-type="float">
            <text:p>6.8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Escada Rolante</text:p>
          </table:table-cell>
          <table:table-cell office:value-type="float" office:value="1.924" calcext:value-type="float">
            <text:p>1.9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Lavanderia</text:p>
          </table:table-cell>
          <table:table-cell office:value-type="float" office:value="5.373" calcext:value-type="float">
            <text:p>5.3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Fatorial</text:p>
          </table:table-cell>
          <table:table-cell office:value-type="float" office:value="4.117" calcext:value-type="float">
            <text:p>4.1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Top N</text:p>
          </table:table-cell>
          <table:table-cell office:value-type="float" office:value="7.238" calcext:value-type="float">
            <text:p>7.2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Perdido em Marte</text:p>
          </table:table-cell>
          <table:table-cell office:value-type="float" office:value="808" calcext:value-type="float">
            <text:p>8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Triângulos e Polígonos Regulares</text:p>
          </table:table-cell>
          <table:table-cell office:value-type="float" office:value="6.387" calcext:value-type="float">
            <text:p>6.3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Bits Trocados</text:p>
          </table:table-cell>
          <table:table-cell office:value-type="float" office:value="2.474" calcext:value-type="float">
            <text:p>2.4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Quermesse</text:p>
          </table:table-cell>
          <table:table-cell office:value-type="float" office:value="2.479" calcext:value-type="float">
            <text:p>2.4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Chocolate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Aviões de Papel</text:p>
          </table:table-cell>
          <table:table-cell office:value-type="float" office:value="5.144" calcext:value-type="float">
            <text:p>5.1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Overflow</text:p>
          </table:table-cell>
          <table:table-cell office:value-type="float" office:value="4.956" calcext:value-type="float">
            <text:p>4.9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Conta de Água</text:p>
          </table:table-cell>
          <table:table-cell office:value-type="float" office:value="3.232" calcext:value-type="float">
            <text:p>3.2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Garçom</text:p>
          </table:table-cell>
          <table:table-cell office:value-type="float" office:value="4.205" calcext:value-type="float">
            <text:p>4.2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Pneu</text:p>
          </table:table-cell>
          <table:table-cell office:value-type="float" office:value="12.208" calcext:value-type="float">
            <text:p>12.2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Sedex</text:p>
          </table:table-cell>
          <table:table-cell office:value-type="float" office:value="4.006" calcext:value-type="float">
            <text:p>4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Copa do Mundo</text:p>
          </table:table-cell>
          <table:table-cell office:value-type="float" office:value="1.042" calcext:value-type="float">
            <text:p>1.0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Pedágio</text:p>
          </table:table-cell>
          <table:table-cell office:value-type="float" office:value="4.253" calcext:value-type="float">
            <text:p>4.25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Lista de Chamada</text:p>
          </table:table-cell>
          <table:table-cell office:value-type="float" office:value="5.189" calcext:value-type="float">
            <text:p>5.1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Tacógrafo</text:p>
          </table:table-cell>
          <table:table-cell office:value-type="float" office:value="4.171" calcext:value-type="float">
            <text:p>4.1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Transporte de Contêineres</text:p>
          </table:table-cell>
          <table:table-cell office:value-type="float" office:value="1.964" calcext:value-type="float">
            <text:p>1.9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Vice-Campeão</text:p>
          </table:table-cell>
          <table:table-cell office:value-type="float" office:value="2.624" calcext:value-type="float">
            <text:p>2.6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Busca na Internet</text:p>
          </table:table-cell>
          <table:table-cell office:value-type="float" office:value="10.674" calcext:value-type="float">
            <text:p>10.6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Desafio do Maior Número</text:p>
          </table:table-cell>
          <table:table-cell office:value-type="float" office:value="4.056" calcext:value-type="float">
            <text:p>4.0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Corrida</text:p>
          </table:table-cell>
          <table:table-cell office:value-type="float" office:value="6.323" calcext:value-type="float">
            <text:p>6.3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Campeonato</text:p>
          </table:table-cell>
          <table:table-cell office:value-type="float" office:value="2.198" calcext:value-type="float">
            <text:p>2.1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Tira-teima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Saldo do Vovô</text:p>
          </table:table-cell>
          <table:table-cell office:value-type="float" office:value="3.106" calcext:value-type="float">
            <text:p>3.1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PacMan</text:p>
          </table:table-cell>
          <table:table-cell office:value-type="float" office:value="1.251" calcext:value-type="float">
            <text:p>1.2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Flíper</text:p>
          </table:table-cell>
          <table:table-cell office:value-type="float" office:value="10.157" calcext:value-type="float">
            <text:p>10.1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Gangorra</text:p>
          </table:table-cell>
          <table:table-cell office:value-type="float" office:value="7.319" calcext:value-type="float">
            <text:p>7.3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Sinuca</text:p>
          </table:table-cell>
          <table:table-cell office:value-type="float" office:value="1.127" calcext:value-type="float">
            <text:p>1.1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Ordenando a Lista de Crianças do Papai Noel</text:p>
          </table:table-cell>
          <table:table-cell office:value-type="float" office:value="4.694" calcext:value-type="float">
            <text:p>4.6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string" calcext:value-type="string">
            <text:p>Sucessor Par</text:p>
          </table:table-cell>
          <table:table-cell office:value-type="float" office:value="4.443" calcext:value-type="float">
            <text:p>4.4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string" calcext:value-type="string">
            <text:p>Errrou!</text:p>
          </table:table-cell>
          <table:table-cell office:value-type="float" office:value="1.39" calcext:value-type="float">
            <text:p>1.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string" calcext:value-type="string">
            <text:p>Então é Natal!</text:p>
          </table:table-cell>
          <table:table-cell office:value-type="float" office:value="1.377" calcext:value-type="float">
            <text:p>1.3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Mountain Ranges</text:p>
          </table:table-cell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48" calcext:value-type="float">
            <text:p>3048</text:p>
          </table:table-cell>
          <table:table-cell office:value-type="string" calcext:value-type="string">
            <text:p>Sequência Secreta</text:p>
          </table:table-cell>
          <table:table-cell office:value-type="float" office:value="2.312" calcext:value-type="float">
            <text:p>2.3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string" calcext:value-type="string">
            <text:p>Supermercado</text:p>
          </table:table-cell>
          <table:table-cell office:value-type="float" office:value="1.533" calcext:value-type="float">
            <text:p>1.5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string" calcext:value-type="string">
            <text:p>Truco da Galera 1.0</text:p>
          </table:table-cell>
          <table:table-cell office:value-type="float" office:value="608" calcext:value-type="float">
            <text:p>6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string" calcext:value-type="string">
            <text:p>Trocando de Mesa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string" calcext:value-type="string">
            <text:p>Lista de Treinamento</text:p>
          </table:table-cell>
          <table:table-cell office:value-type="float" office:value="1.875" calcext:value-type="float">
            <text:p>1.8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Loop Musical</text:p>
          </table:table-cell>
          <table:table-cell office:value-type="float" office:value="9.833" calcext:value-type="float">
            <text:p>9.8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O jogo Matemático de Paula</text:p>
          </table:table-cell>
          <table:table-cell office:value-type="float" office:value="11.491" calcext:value-type="float">
            <text:p>11.49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KiloMan</text:p>
          </table:table-cell>
          <table:table-cell office:value-type="float" office:value="3.824" calcext:value-type="float">
            <text:p>3.82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Horas e Minutos</text:p>
          </table:table-cell>
          <table:table-cell office:value-type="float" office:value="3.734" calcext:value-type="float">
            <text:p>3.73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Cara ou Coroa</text:p>
          </table:table-cell>
          <table:table-cell office:value-type="float" office:value="15.751" calcext:value-type="float">
            <text:p>15.75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Em Braille</text:p>
          </table:table-cell>
          <table:table-cell office:value-type="float" office:value="1.117" calcext:value-type="float">
            <text:p>1.11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Jogo de Varetas</text:p>
          </table:table-cell>
          <table:table-cell office:value-type="float" office:value="2.776" calcext:value-type="float">
            <text:p>2.77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Esquerda, Volver!</text:p>
          </table:table-cell>
          <table:table-cell office:value-type="float" office:value="7.468" calcext:value-type="float">
            <text:p>7.46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Zerinho ou Um</text:p>
          </table:table-cell>
          <table:table-cell office:value-type="float" office:value="12.522" calcext:value-type="float">
            <text:p>12.5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Detetive Watson</text:p>
          </table:table-cell>
          <table:table-cell office:value-type="float" office:value="6.854" calcext:value-type="float">
            <text:p>6.85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Adivinha</text:p>
          </table:table-cell>
          <table:table-cell office:value-type="float" office:value="5.153" calcext:value-type="float">
            <text:p>5.15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Instruções do Robô</text:p>
          </table:table-cell>
          <table:table-cell office:value-type="float" office:value="4.303" calcext:value-type="float">
            <text:p>4.3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Função Binária</text:p>
          </table:table-cell>
          <table:table-cell office:value-type="float" office:value="1.384" calcext:value-type="float">
            <text:p>1.38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Deli Deli</text:p>
          </table:table-cell>
          <table:table-cell office:value-type="float" office:value="844" calcext:value-type="float">
            <text:p>84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Handebol</text:p>
          </table:table-cell>
          <table:table-cell office:value-type="float" office:value="3.672" calcext:value-type="float">
            <text:p>3.67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Trapézios de Natal</text:p>
          </table:table-cell>
          <table:table-cell office:value-type="float" office:value="1.283" calcext:value-type="float">
            <text:p>1.28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Economia Brasileira</text:p>
          </table:table-cell>
          <table:table-cell office:value-type="float" office:value="5.541" calcext:value-type="float">
            <text:p>5.54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Vikings em Praga?</text:p>
          </table:table-cell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Ventiladores e Balões</text:p>
          </table:table-cell>
          <table:table-cell office:value-type="float" office:value="818" calcext:value-type="float">
            <text:p>81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Roberto e a Sala Desenfreada</text:p>
          </table:table-cell>
          <table:table-cell office:value-type="float" office:value="1.994" calcext:value-type="float">
            <text:p>1.9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Divisibilidade Por 3</text:p>
          </table:table-cell>
          <table:table-cell office:value-type="float" office:value="2.582" calcext:value-type="float">
            <text:p>2.58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Branco e Preto</text:p>
          </table:table-cell>
          <table:table-cell office:value-type="float" office:value="365" calcext:value-type="float">
            <text:p>36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Diversão dos Alunos</text:p>
          </table:table-cell>
          <table:table-cell office:value-type="float" office:value="1.233" calcext:value-type="float">
            <text:p>1.23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Dividindo com Fink</text:p>
          </table:table-cell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Qual o Mais Rápido?</text:p>
          </table:table-cell>
          <table:table-cell office:value-type="float" office:value="2.836" calcext:value-type="float">
            <text:p>2.8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Cofrinhos da Vó Vitória</text:p>
          </table:table-cell>
          <table:table-cell office:value-type="float" office:value="1.57" calcext:value-type="float">
            <text:p>1.5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Bafo</text:p>
          </table:table-cell>
          <table:table-cell office:value-type="float" office:value="1.709" calcext:value-type="float">
            <text:p>1.70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Banco Imobiliário</text:p>
          </table:table-cell>
          <table:table-cell office:value-type="float" office:value="1.382" calcext:value-type="float">
            <text:p>1.38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Diferença Fácil Entre Datas</text:p>
          </table:table-cell>
          <table:table-cell office:value-type="float" office:value="864" calcext:value-type="float">
            <text:p>86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Assigning Teams</text:p>
          </table:table-cell>
          <table:table-cell office:value-type="float" office:value="1.662" calcext:value-type="float">
            <text:p>1.66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Elevador</text:p>
          </table:table-cell>
          <table:table-cell office:value-type="float" office:value="1.876" calcext:value-type="float">
            <text:p>1.87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O Mar não está para Peixe</text:p>
          </table:table-cell>
          <table:table-cell office:value-type="float" office:value="351" calcext:value-type="float">
            <text:p>35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Corrida</text:p>
          </table:table-cell>
          <table:table-cell office:value-type="float" office:value="1.103" calcext:value-type="float">
            <text:p>1.1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Campo Minado</text:p>
          </table:table-cell>
          <table:table-cell office:value-type="float" office:value="1.994" calcext:value-type="float">
            <text:p>1.99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Consecutivos</text:p>
          </table:table-cell>
          <table:table-cell office:value-type="float" office:value="2.08" calcext:value-type="float">
            <text:p>2.0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Carnaval</text:p>
          </table:table-cell>
          <table:table-cell office:value-type="float" office:value="1.282" calcext:value-type="float">
            <text:p>1.28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Guerra por Território</text:p>
          </table:table-cell>
          <table:table-cell office:value-type="float" office:value="1.622" calcext:value-type="float">
            <text:p>1.62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Receita de Bolo</text:p>
          </table:table-cell>
          <table:table-cell office:value-type="float" office:value="1.519" calcext:value-type="float">
            <text:p>1.5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Chocolate</text:p>
          </table:table-cell>
          <table:table-cell office:value-type="float" office:value="1.087" calcext:value-type="float">
            <text:p>1.0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Corrida</text:p>
          </table:table-cell>
          <table:table-cell office:value-type="float" office:value="1.704" calcext:value-type="float">
            <text:p>1.7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Robô</text:p>
          </table:table-cell>
          <table:table-cell office:value-type="float" office:value="619" calcext:value-type="float">
            <text:p>61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Soma de Frações</text:p>
          </table:table-cell>
          <table:table-cell office:value-type="float" office:value="1.471" calcext:value-type="float">
            <text:p>1.47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Volume da TV</text:p>
          </table:table-cell>
          <table:table-cell office:value-type="float" office:value="1.751" calcext:value-type="float">
            <text:p>1.75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Cartas</text:p>
          </table:table-cell>
          <table:table-cell office:value-type="float" office:value="6.216" calcext:value-type="float">
            <text:p>6.2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string" calcext:value-type="string">
            <text:p>Loteria</text:p>
          </table:table-cell>
          <table:table-cell office:value-type="float" office:value="3.589" calcext:value-type="float">
            <text:p>3.58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string" calcext:value-type="string">
            <text:p>Virus</text:p>
          </table:table-cell>
          <table:table-cell office:value-type="float" office:value="1.536" calcext:value-type="float">
            <text:p>1.53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Ações</text:p>
          </table:table-cell>
          <table:table-cell office:value-type="float" office:value="739" calcext:value-type="float">
            <text:p>73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VaiNaSort</text:p>
          </table:table-cell>
          <table:table-cell office:value-type="float" office:value="1.127" calcext:value-type="float">
            <text:p>1.1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string" calcext:value-type="string">
            <text:p>Imprevistos Natalinos</text:p>
          </table:table-cell>
          <table:table-cell office:value-type="float" office:value="792" calcext:value-type="float">
            <text:p>79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string" calcext:value-type="string">
            <text:p>O Caso Douglas</text:p>
          </table:table-cell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string" calcext:value-type="string">
            <text:p>Pares de Números</text:p>
          </table:table-cell>
          <table:table-cell office:value-type="float" office:value="1.216" calcext:value-type="float">
            <text:p>1.2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string" calcext:value-type="string">
            <text:p>Parcelamento Sem Juros</text:p>
          </table:table-cell>
          <table:table-cell office:value-type="float" office:value="1.283" calcext:value-type="float">
            <text:p>1.28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string" calcext:value-type="string">
            <text:p>Competição de Códigos</text:p>
          </table:table-cell>
          <table:table-cell office:value-type="float" office:value="1.092" calcext:value-type="float">
            <text:p>1.09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string" calcext:value-type="string">
            <text:p>Atrasadinhos</text:p>
          </table:table-cell>
          <table:table-cell office:value-type="float" office:value="847" calcext:value-type="float">
            <text:p>84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string" calcext:value-type="string">
            <text:p>Os Presentes Do Noel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string" calcext:value-type="string">
            <text:p>Apague Com Segurança</text:p>
          </table:table-cell>
          <table:table-cell office:value-type="float" office:value="355" calcext:value-type="float">
            <text:p>35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string" calcext:value-type="string">
            <text:p>Decora o Rolê!</text:p>
          </table:table-cell>
          <table:table-cell office:value-type="float" office:value="537" calcext:value-type="float">
            <text:p>5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string" calcext:value-type="string">
            <text:p>Língua do Computador</text:p>
          </table:table-cell>
          <table:table-cell office:value-type="float" office:value="526" calcext:value-type="float">
            <text:p>52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Frequência de Números</text:p>
          </table:table-cell>
          <table:table-cell office:value-type="float" office:value="18.96" calcext:value-type="float">
            <text:p>18.9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Coral Perfeito</text:p>
          </table:table-cell>
          <table:table-cell office:value-type="float" office:value="1.519" calcext:value-type="float">
            <text:p>1.51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Grid de Largada</text:p>
          </table:table-cell>
          <table:table-cell office:value-type="float" office:value="3.176" calcext:value-type="float">
            <text:p>3.17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Dígitos Diferentes</text:p>
          </table:table-cell>
          <table:table-cell office:value-type="float" office:value="4.981" calcext:value-type="float">
            <text:p>4.98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Bilhetes Falsos</text:p>
          </table:table-cell>
          <table:table-cell office:value-type="float" office:value="7.564" calcext:value-type="float">
            <text:p>7.56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Ele Está Impedido!</text:p>
          </table:table-cell>
          <table:table-cell office:value-type="float" office:value="3.403" calcext:value-type="float">
            <text:p>3.40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Copa do Mundo</text:p>
          </table:table-cell>
          <table:table-cell office:value-type="float" office:value="2.041" calcext:value-type="float">
            <text:p>2.04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Mergulho</text:p>
          </table:table-cell>
          <table:table-cell office:value-type="float" office:value="6.259" calcext:value-type="float">
            <text:p>6.25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O Culpado</text:p>
          </table:table-cell>
          <table:table-cell office:value-type="float" office:value="1.364" calcext:value-type="float">
            <text:p>1.36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Libertadores</text:p>
          </table:table-cell>
          <table:table-cell office:value-type="float" office:value="3.944" calcext:value-type="float">
            <text:p>3.94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Perguntas mais Frequentes</text:p>
          </table:table-cell>
          <table:table-cell office:value-type="float" office:value="3.643" calcext:value-type="float">
            <text:p>3.64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Relógio Binário</text:p>
          </table:table-cell>
          <table:table-cell office:value-type="float" office:value="1.169" calcext:value-type="float">
            <text:p>1.16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Formiguinha</text:p>
          </table:table-cell>
          <table:table-cell office:value-type="float" office:value="2.133" calcext:value-type="float">
            <text:p>2.13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Insatisfação nas Eleições</text:p>
          </table:table-cell>
          <table:table-cell office:value-type="float" office:value="956" calcext:value-type="float">
            <text:p>95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Último Dano</text:p>
          </table:table-cell>
          <table:table-cell office:value-type="float" office:value="539" calcext:value-type="float">
            <text:p>53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Volta</text:p>
          </table:table-cell>
          <table:table-cell office:value-type="float" office:value="3.99" calcext:value-type="float">
            <text:p>3.99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Difícil de Acreditar, Mas é Verdade!</text:p>
          </table:table-cell>
          <table:table-cell office:value-type="float" office:value="1.294" calcext:value-type="float">
            <text:p>1.29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CPF 1</text:p>
          </table:table-cell>
          <table:table-cell office:value-type="float" office:value="3.134" calcext:value-type="float">
            <text:p>3.13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Shuffle</text:p>
          </table:table-cell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  <table:table-cell/>
        </table:table-row>
      </table:table>
      <table:table table:name="base_quando" table:style-name="ta1">
        <table:table-column table:style-name="co1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quando</text:p>
          </table:table-cell>
          <table:table-cell table:number-columns-repeated="2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date" office:date-value="2024-06-09T23:23:00" calcext:value-type="date">
            <text:p>06/09/24 11:23 PM</text:p>
          </table:table-cell>
          <table:table-cell table:number-columns-repeated="2"/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date" office:date-value="2024-06-09T23:16:00" calcext:value-type="date">
            <text:p>06/09/24 11:16 PM</text:p>
          </table:table-cell>
          <table:table-cell table:number-columns-repeated="2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date" office:date-value="2024-06-09T22:57:00" calcext:value-type="date">
            <text:p>06/09/24 10:57 PM</text:p>
          </table:table-cell>
          <table:table-cell table:number-columns-repeated="2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date" office:date-value="2024-06-09T21:06:00" calcext:value-type="date">
            <text:p>06/09/24 09:06 PM</text:p>
          </table:table-cell>
          <table:table-cell table:number-columns-repeated="2"/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date" office:date-value="2024-06-09T20:46:00" calcext:value-type="date">
            <text:p>06/09/24 08:46 PM</text:p>
          </table:table-cell>
          <table:table-cell table:number-columns-repeated="2"/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date" office:date-value="2024-06-09T20:32:00" calcext:value-type="date">
            <text:p>06/09/24 08:32 PM</text:p>
          </table:table-cell>
          <table:table-cell table:number-columns-repeated="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date" office:date-value="2024-06-06T16:45:00" calcext:value-type="date">
            <text:p>06/06/24 04:45 PM</text:p>
          </table:table-cell>
          <table:table-cell table:number-columns-repeated="2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date" office:date-value="2024-06-06T15:30:00" calcext:value-type="date">
            <text:p>06/06/24 03:30 PM</text:p>
          </table:table-cell>
          <table:table-cell table:number-columns-repeated="2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date" office:date-value="2024-06-06T15:05:00" calcext:value-type="date">
            <text:p>06/06/24 03:05 PM</text:p>
          </table:table-cell>
          <table:table-cell table:number-columns-repeated="2"/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date" office:date-value="2024-06-06T14:52:00" calcext:value-type="date">
            <text:p>06/06/24 02:52 PM</text:p>
          </table:table-cell>
          <table:table-cell table:number-columns-repeated="2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date" office:date-value="2024-06-06T14:45:00" calcext:value-type="date">
            <text:p>06/06/24 02:45 PM</text:p>
          </table:table-cell>
          <table:table-cell table:number-columns-repeated="2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date" office:date-value="2024-06-06T14:20:00" calcext:value-type="date">
            <text:p>06/06/24 02:20 PM</text:p>
          </table:table-cell>
          <table:table-cell table:number-columns-repeated="2"/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date" office:date-value="2024-06-06T14:16:00" calcext:value-type="date">
            <text:p>06/06/24 02:16 PM</text:p>
          </table:table-cell>
          <table:table-cell table:number-columns-repeated="2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date" office:date-value="2024-06-06T11:40:00" calcext:value-type="date">
            <text:p>06/06/24 11:40 AM</text:p>
          </table:table-cell>
          <table:table-cell table:number-columns-repeated="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date" office:date-value="2024-06-06T11:21:00" calcext:value-type="date">
            <text:p>06/06/24 11:21 AM</text:p>
          </table:table-cell>
          <table:table-cell table:number-columns-repeated="2"/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date" office:date-value="2024-06-06T11:17:00" calcext:value-type="date">
            <text:p>06/06/24 11:17 AM</text:p>
          </table:table-cell>
          <table:table-cell table:number-columns-repeated="2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date" office:date-value="2024-06-06T11:12:00" calcext:value-type="date">
            <text:p>06/06/24 11:12 AM</text:p>
          </table:table-cell>
          <table:table-cell table:number-columns-repeated="2"/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date" office:date-value="2024-06-06T10:58:00" calcext:value-type="date">
            <text:p>06/06/24 10:58 AM</text:p>
          </table:table-cell>
          <table:table-cell table:number-columns-repeated="2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date" office:date-value="2024-06-06T10:43:00" calcext:value-type="date">
            <text:p>06/06/24 10:43 AM</text:p>
          </table:table-cell>
          <table:table-cell table:number-columns-repeated="2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date" office:date-value="2024-06-06T10:14:00" calcext:value-type="date">
            <text:p>06/06/24 10:14 AM</text:p>
          </table:table-cell>
          <table:table-cell table:number-columns-repeated="2"/>
        </table:table-row>
        <table:table-row table:style-name="ro1">
          <table:table-cell office:value-type="float" office:value="3428" calcext:value-type="float">
            <text:p>3428</text:p>
          </table:table-cell>
          <table:table-cell office:value-type="date" office:date-value="2024-06-05T23:13:00" calcext:value-type="date">
            <text:p>06/05/24 11:13 PM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date" office:date-value="2024-06-05T13:58:00" calcext:value-type="date">
            <text:p>06/05/24 01:58 PM</text:p>
          </table:table-cell>
          <table:table-cell table:number-columns-repeated="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date" office:date-value="2024-06-05T13:57:00" calcext:value-type="date">
            <text:p>06/05/24 01:57 PM</text:p>
          </table:table-cell>
          <table:table-cell table:number-columns-repeated="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date" office:date-value="2024-06-05T13:51:00" calcext:value-type="date">
            <text:p>06/05/24 01:51 PM</text:p>
          </table:table-cell>
          <table:table-cell table:number-columns-repeated="2"/>
        </table:table-row>
        <table:table-row table:style-name="ro1">
          <table:table-cell office:value-type="float" office:value="3315" calcext:value-type="float">
            <text:p>3315</text:p>
          </table:table-cell>
          <table:table-cell office:value-type="date" office:date-value="2024-06-05T13:46:00" calcext:value-type="date">
            <text:p>06/05/24 01:46 PM</text:p>
          </table:table-cell>
          <table:table-cell table:number-columns-repeated="2"/>
        </table:table-row>
        <table:table-row table:style-name="ro1">
          <table:table-cell office:value-type="float" office:value="3307" calcext:value-type="float">
            <text:p>3307</text:p>
          </table:table-cell>
          <table:table-cell office:value-type="date" office:date-value="2024-06-05T12:00:00" calcext:value-type="date">
            <text:p>06/05/24 12:00 PM</text:p>
          </table:table-cell>
          <table:table-cell table:number-columns-repeated="2"/>
        </table:table-row>
        <table:table-row table:style-name="ro1">
          <table:table-cell office:value-type="float" office:value="3263" calcext:value-type="float">
            <text:p>3263</text:p>
          </table:table-cell>
          <table:table-cell office:value-type="date" office:date-value="2024-06-05T11:42:00" calcext:value-type="date">
            <text:p>06/05/24 11:42 AM</text:p>
          </table:table-cell>
          <table:table-cell table:number-columns-repeated="2"/>
        </table:table-row>
        <table:table-row table:style-name="ro1">
          <table:table-cell office:value-type="float" office:value="3175" calcext:value-type="float">
            <text:p>3175</text:p>
          </table:table-cell>
          <table:table-cell office:value-type="date" office:date-value="2024-06-05T11:14:00" calcext:value-type="date">
            <text:p>06/05/24 11:14 AM</text:p>
          </table:table-cell>
          <table:table-cell table:number-columns-repeated="2"/>
        </table:table-row>
        <table:table-row table:style-name="ro1">
          <table:table-cell office:value-type="float" office:value="3117" calcext:value-type="float">
            <text:p>3117</text:p>
          </table:table-cell>
          <table:table-cell office:value-type="date" office:date-value="2024-06-05T10:38:00" calcext:value-type="date">
            <text:p>06/05/24 10:38 AM</text:p>
          </table:table-cell>
          <table:table-cell table:number-columns-repeated="2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date" office:date-value="2024-06-05T10:29:00" calcext:value-type="date">
            <text:p>06/05/24 10:29 AM</text:p>
          </table:table-cell>
          <table:table-cell table:number-columns-repeated="2"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date" office:date-value="2024-06-05T10:24:00" calcext:value-type="date">
            <text:p>06/05/24 10:24 AM</text:p>
          </table:table-cell>
          <table:table-cell table:number-columns-repeated="2"/>
        </table:table-row>
        <table:table-row table:style-name="ro1">
          <table:table-cell office:value-type="float" office:value="3059" calcext:value-type="float">
            <text:p>3059</text:p>
          </table:table-cell>
          <table:table-cell office:value-type="date" office:date-value="2024-06-05T10:19:00" calcext:value-type="date">
            <text:p>06/05/24 10:19 AM</text:p>
          </table:table-cell>
          <table:table-cell table:number-columns-repeated="2"/>
        </table:table-row>
        <table:table-row table:style-name="ro1">
          <table:table-cell office:value-type="float" office:value="3034" calcext:value-type="float">
            <text:p>3034</text:p>
          </table:table-cell>
          <table:table-cell office:value-type="date" office:date-value="2024-06-05T10:11:00" calcext:value-type="date">
            <text:p>06/05/24 10:11 AM</text:p>
          </table:table-cell>
          <table:table-cell table:number-columns-repeated="2"/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date" office:date-value="2024-06-04T17:39:00" calcext:value-type="date">
            <text:p>06/04/24 05:39 PM</text:p>
          </table:table-cell>
          <table:table-cell table:number-columns-repeated="2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date" office:date-value="2024-06-04T15:38:00" calcext:value-type="date">
            <text:p>06/04/24 03:38 PM</text:p>
          </table:table-cell>
          <table:table-cell table:number-columns-repeated="2"/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date" office:date-value="2024-06-04T15:20:00" calcext:value-type="date">
            <text:p>06/04/24 03:20 PM</text:p>
          </table:table-cell>
          <table:table-cell table:number-columns-repeated="2"/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date" office:date-value="2024-06-04T15:10:00" calcext:value-type="date">
            <text:p>06/04/24 03:10 PM</text:p>
          </table:table-cell>
          <table:table-cell table:number-columns-repeated="2"/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date" office:date-value="2024-06-04T14:54:00" calcext:value-type="date">
            <text:p>06/04/24 02:54 PM</text:p>
          </table:table-cell>
          <table:table-cell table:number-columns-repeated="2"/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date" office:date-value="2024-06-04T14:39:00" calcext:value-type="date">
            <text:p>06/04/24 02:39 PM</text:p>
          </table:table-cell>
          <table:table-cell table:number-columns-repeated="2"/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date" office:date-value="2024-06-04T13:39:00" calcext:value-type="date">
            <text:p>06/04/24 01:39 PM</text:p>
          </table:table-cell>
          <table:table-cell table:number-columns-repeated="2"/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date" office:date-value="2024-06-04T11:41:00" calcext:value-type="date">
            <text:p>06/04/24 11:41 AM</text:p>
          </table:table-cell>
          <table:table-cell table:number-columns-repeated="2"/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date" office:date-value="2024-06-04T11:35:00" calcext:value-type="date">
            <text:p>06/04/24 11:35 AM</text:p>
          </table:table-cell>
          <table:table-cell table:number-columns-repeated="2"/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date" office:date-value="2024-06-04T11:30:00" calcext:value-type="date">
            <text:p>06/04/24 11:30 AM</text:p>
          </table:table-cell>
          <table:table-cell table:number-columns-repeated="2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date" office:date-value="2024-06-04T10:18:00" calcext:value-type="date">
            <text:p>06/04/24 10:18 AM</text:p>
          </table:table-cell>
          <table:table-cell table:number-columns-repeated="2"/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date" office:date-value="2024-06-04T09:55:00" calcext:value-type="date">
            <text:p>06/04/24 09:55 AM</text:p>
          </table:table-cell>
          <table:table-cell table:number-columns-repeated="2"/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date" office:date-value="2024-06-04T09:52:00" calcext:value-type="date">
            <text:p>06/04/24 09:52 AM</text:p>
          </table:table-cell>
          <table:table-cell table:number-columns-repeated="2"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date" office:date-value="2024-06-04T09:50:00" calcext:value-type="date">
            <text:p>06/04/24 09:50 AM</text:p>
          </table:table-cell>
          <table:table-cell table:number-columns-repeated="2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date" office:date-value="2024-06-04T09:45:00" calcext:value-type="date">
            <text:p>06/04/24 09:45 AM</text:p>
          </table:table-cell>
          <table:table-cell table:number-columns-repeated="2"/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date" office:date-value="2024-06-04T09:42:00" calcext:value-type="date">
            <text:p>06/04/24 09:42 AM</text:p>
          </table:table-cell>
          <table:table-cell table:number-columns-repeated="2"/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date" office:date-value="2024-06-04T09:38:00" calcext:value-type="date">
            <text:p>06/04/24 09:38 AM</text:p>
          </table:table-cell>
          <table:table-cell table:number-columns-repeated="2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date" office:date-value="2024-06-04T09:34:00" calcext:value-type="date">
            <text:p>06/04/24 09:34 AM</text:p>
          </table:table-cell>
          <table:table-cell table:number-columns-repeated="2"/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date" office:date-value="2024-06-04T00:55:00" calcext:value-type="date">
            <text:p>06/04/24 12:55 AM</text:p>
          </table:table-cell>
          <table:table-cell table:number-columns-repeated="2"/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date" office:date-value="2024-06-04T00:44:00" calcext:value-type="date">
            <text:p>06/04/24 12:44 AM</text:p>
          </table:table-cell>
          <table:table-cell table:number-columns-repeated="2"/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date" office:date-value="2024-05-31T17:27:00" calcext:value-type="date">
            <text:p>05/31/24 05:27 PM</text:p>
          </table:table-cell>
          <table:table-cell/>
          <table:table-cell table:style-name="ce2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date" office:date-value="2024-05-31T17:18:00" calcext:value-type="date">
            <text:p>05/31/24 05:18 PM</text:p>
          </table:table-cell>
          <table:table-cell/>
          <table:table-cell table:style-name="ce2"/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date" office:date-value="2024-05-31T17:17:00" calcext:value-type="date">
            <text:p>05/31/24 05:17 PM</text:p>
          </table:table-cell>
          <table:table-cell/>
          <table:table-cell table:style-name="ce2"/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date" office:date-value="2024-05-31T12:54:00" calcext:value-type="date">
            <text:p>05/31/24 12:54 PM</text:p>
          </table:table-cell>
          <table:table-cell/>
          <table:table-cell table:style-name="ce2"/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date" office:date-value="2024-05-31T12:46:00" calcext:value-type="date">
            <text:p>05/31/24 12:46 PM</text:p>
          </table:table-cell>
          <table:table-cell/>
          <table:table-cell table:style-name="ce2"/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date" office:date-value="2024-05-31T12:43:00" calcext:value-type="date">
            <text:p>05/31/24 12:43 PM</text:p>
          </table:table-cell>
          <table:table-cell/>
          <table:table-cell table:style-name="ce2"/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date" office:date-value="2024-05-31T12:39:00" calcext:value-type="date">
            <text:p>05/31/24 12:39 PM</text:p>
          </table:table-cell>
          <table:table-cell/>
          <table:table-cell table:style-name="ce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date" office:date-value="2024-05-31T00:39:00" calcext:value-type="date">
            <text:p>05/31/24 12:39 AM</text:p>
          </table:table-cell>
          <table:table-cell/>
          <table:table-cell table:style-name="ce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date" office:date-value="2024-05-31T00:31:00" calcext:value-type="date">
            <text:p>05/31/24 12:31 AM</text:p>
          </table:table-cell>
          <table:table-cell/>
          <table:table-cell table:style-name="ce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date" office:date-value="2024-05-31T00:21:00" calcext:value-type="date">
            <text:p>05/31/24 12:21 AM</text:p>
          </table:table-cell>
          <table:table-cell/>
          <table:table-cell table:style-name="ce2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date" office:date-value="2024-05-31T00:16:00" calcext:value-type="date">
            <text:p>05/31/24 12:16 AM</text:p>
          </table:table-cell>
          <table:table-cell/>
          <table:table-cell table:style-name="ce2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date" office:date-value="2024-05-28T14:05:00" calcext:value-type="date">
            <text:p>05/28/24 02:05 PM</text:p>
          </table:table-cell>
          <table:table-cell/>
          <table:table-cell table:style-name="ce2"/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date" office:date-value="2024-05-28T13:41:00" calcext:value-type="date">
            <text:p>05/28/24 01:41 PM</text:p>
          </table:table-cell>
          <table:table-cell/>
          <table:table-cell table:style-name="ce2"/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date" office:date-value="2024-05-28T11:09:00" calcext:value-type="date">
            <text:p>05/28/24 11:09 AM</text:p>
          </table:table-cell>
          <table:table-cell/>
          <table:table-cell table:style-name="ce2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date" office:date-value="2024-05-28T11:06:00" calcext:value-type="date">
            <text:p>05/28/24 11:06 AM</text:p>
          </table:table-cell>
          <table:table-cell/>
          <table:table-cell table:style-name="ce2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date" office:date-value="2024-05-28T10:55:00" calcext:value-type="date">
            <text:p>05/28/24 10:55 AM</text:p>
          </table:table-cell>
          <table:table-cell table:number-columns-repeated="2"/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date" office:date-value="2024-05-28T10:49:00" calcext:value-type="date">
            <text:p>05/28/24 10:49 AM</text:p>
          </table:table-cell>
          <table:table-cell table:number-columns-repeated="2"/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date" office:date-value="2024-05-28T10:31:00" calcext:value-type="date">
            <text:p>05/28/24 10:31 AM</text:p>
          </table:table-cell>
          <table:table-cell table:number-columns-repeated="2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date" office:date-value="2024-05-28T10:20:00" calcext:value-type="date">
            <text:p>05/28/24 10:20 AM</text:p>
          </table:table-cell>
          <table:table-cell table:number-columns-repeated="2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date" office:date-value="2024-05-28T10:12:00" calcext:value-type="date">
            <text:p>05/28/24 10:12 AM</text:p>
          </table:table-cell>
          <table:table-cell table:number-columns-repeated="2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date" office:date-value="2024-05-28T10:05:00" calcext:value-type="date">
            <text:p>05/28/24 10:05 AM</text:p>
          </table:table-cell>
          <table:table-cell table:number-columns-repeated="2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date" office:date-value="2024-05-27T18:03:00" calcext:value-type="date">
            <text:p>05/27/24 06:03 PM</text:p>
          </table:table-cell>
          <table:table-cell table:number-columns-repeated="2"/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date" office:date-value="2024-05-27T17:53:00" calcext:value-type="date">
            <text:p>05/27/24 05:53 PM</text:p>
          </table:table-cell>
          <table:table-cell table:number-columns-repeated="2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date" office:date-value="2024-05-27T17:48:00" calcext:value-type="date">
            <text:p>05/27/24 05:48 PM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date" office:date-value="2024-05-27T17:22:00" calcext:value-type="date">
            <text:p>05/27/24 05:22 PM</text:p>
          </table:table-cell>
          <table:table-cell table:number-columns-repeated="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date" office:date-value="2024-05-27T17:18:00" calcext:value-type="date">
            <text:p>05/27/24 05:18 PM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date" office:date-value="2024-05-27T17:06:00" calcext:value-type="date">
            <text:p>05/27/24 05:06 PM</text:p>
          </table:table-cell>
          <table:table-cell table:number-columns-repeated="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date" office:date-value="2024-05-27T16:49:00" calcext:value-type="date">
            <text:p>05/27/24 04:49 PM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date" office:date-value="2024-05-27T14:57:00" calcext:value-type="date">
            <text:p>05/27/24 02:57 PM</text:p>
          </table:table-cell>
          <table:table-cell table:number-columns-repeated="2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date" office:date-value="2024-05-27T14:35:00" calcext:value-type="date">
            <text:p>05/27/24 02:35 PM</text:p>
          </table:table-cell>
          <table:table-cell table:number-columns-repeated="2"/>
        </table:table-row>
        <table:table-row table:style-name="ro1">
          <table:table-cell office:value-type="float" office:value="3093" calcext:value-type="float">
            <text:p>3093</text:p>
          </table:table-cell>
          <table:table-cell office:value-type="date" office:date-value="2024-05-27T14:31:00" calcext:value-type="date">
            <text:p>05/27/24 02:31 PM</text:p>
          </table:table-cell>
          <table:table-cell table:number-columns-repeated="2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date" office:date-value="2024-05-27T14:25:00" calcext:value-type="date">
            <text:p>05/27/24 02:25 PM</text:p>
          </table:table-cell>
          <table:table-cell table:number-columns-repeated="2"/>
        </table:table-row>
        <table:table-row table:style-name="ro1">
          <table:table-cell office:value-type="float" office:value="3058" calcext:value-type="float">
            <text:p>3058</text:p>
          </table:table-cell>
          <table:table-cell office:value-type="date" office:date-value="2024-05-27T14:10:00" calcext:value-type="date">
            <text:p>05/27/24 02:10 PM</text:p>
          </table:table-cell>
          <table:table-cell table:number-columns-repeated="2"/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date" office:date-value="2024-05-27T14:04:00" calcext:value-type="date">
            <text:p>05/27/24 02:04 PM</text:p>
          </table:table-cell>
          <table:table-cell table:number-columns-repeated="2"/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date" office:date-value="2024-05-27T13:57:00" calcext:value-type="date">
            <text:p>05/27/24 01:57 PM</text:p>
          </table:table-cell>
          <table:table-cell table:number-columns-repeated="2"/>
        </table:table-row>
        <table:table-row table:style-name="ro1">
          <table:table-cell office:value-type="float" office:value="2926" calcext:value-type="float">
            <text:p>2926</text:p>
          </table:table-cell>
          <table:table-cell office:value-type="date" office:date-value="2024-05-27T13:36:00" calcext:value-type="date">
            <text:p>05/27/24 01:36 PM</text:p>
          </table:table-cell>
          <table:table-cell table:number-columns-repeated="2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date" office:date-value="2024-05-27T13:33:00" calcext:value-type="date">
            <text:p>05/27/24 01:33 PM</text:p>
          </table:table-cell>
          <table:table-cell table:number-columns-repeated="2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date" office:date-value="2024-05-27T12:10:00" calcext:value-type="date">
            <text:p>05/27/24 12:10 PM</text:p>
          </table:table-cell>
          <table:table-cell table:number-columns-repeated="2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date" office:date-value="2024-05-27T12:08:00" calcext:value-type="date">
            <text:p>05/27/24 12:08 PM</text:p>
          </table:table-cell>
          <table:table-cell table:number-columns-repeated="2"/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date" office:date-value="2024-05-27T11:52:00" calcext:value-type="date">
            <text:p>05/27/24 11:52 AM</text:p>
          </table:table-cell>
          <table:table-cell table:number-columns-repeated="2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date" office:date-value="2024-05-27T11:43:00" calcext:value-type="date">
            <text:p>05/27/24 11:43 AM</text:p>
          </table:table-cell>
          <table:table-cell table:number-columns-repeated="2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date" office:date-value="2024-05-27T11:39:00" calcext:value-type="date">
            <text:p>05/27/24 11:39 AM</text:p>
          </table:table-cell>
          <table:table-cell table:number-columns-repeated="2"/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date" office:date-value="2024-05-27T11:12:00" calcext:value-type="date">
            <text:p>05/27/24 11:12 AM</text:p>
          </table:table-cell>
          <table:table-cell table:number-columns-repeated="2"/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date" office:date-value="2024-05-27T11:06:00" calcext:value-type="date">
            <text:p>05/27/24 11:06 AM</text:p>
          </table:table-cell>
          <table:table-cell table:number-columns-repeated="2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date" office:date-value="2024-05-27T10:58:00" calcext:value-type="date">
            <text:p>05/27/24 10:58 AM</text:p>
          </table:table-cell>
          <table:table-cell table:number-columns-repeated="2"/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date" office:date-value="2024-05-27T10:57:00" calcext:value-type="date">
            <text:p>05/27/24 10:57 AM</text:p>
          </table:table-cell>
          <table:table-cell table:number-columns-repeated="2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date" office:date-value="2024-05-27T10:55:00" calcext:value-type="date">
            <text:p>05/27/24 10:55 AM</text:p>
          </table:table-cell>
          <table:table-cell table:number-columns-repeated="2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date" office:date-value="2024-05-27T10:51:00" calcext:value-type="date">
            <text:p>05/27/24 10:51 AM</text:p>
          </table:table-cell>
          <table:table-cell table:number-columns-repeated="2"/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date" office:date-value="2024-05-27T10:49:00" calcext:value-type="date">
            <text:p>05/27/24 10:49 AM</text:p>
          </table:table-cell>
          <table:table-cell table:number-columns-repeated="2"/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date" office:date-value="2024-05-27T10:47:00" calcext:value-type="date">
            <text:p>05/27/24 10:47 AM</text:p>
          </table:table-cell>
          <table:table-cell table:number-columns-repeated="2"/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date" office:date-value="2024-05-27T10:44:00" calcext:value-type="date">
            <text:p>05/27/24 10:44 AM</text:p>
          </table:table-cell>
          <table:table-cell table:number-columns-repeated="2"/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date" office:date-value="2024-05-27T10:42:00" calcext:value-type="date">
            <text:p>05/27/24 10:42 AM</text:p>
          </table:table-cell>
          <table:table-cell table:number-columns-repeated="2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date" office:date-value="2024-05-27T10:34:00" calcext:value-type="date">
            <text:p>05/27/24 10:34 AM</text:p>
          </table:table-cell>
          <table:table-cell table:number-columns-repeated="2"/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date" office:date-value="2024-05-27T10:29:00" calcext:value-type="date">
            <text:p>05/27/24 10:29 AM</text:p>
          </table:table-cell>
          <table:table-cell table:number-columns-repeated="2"/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date" office:date-value="2024-05-26T18:47:00" calcext:value-type="date">
            <text:p>05/26/24 06:47 PM</text:p>
          </table:table-cell>
          <table:table-cell table:number-columns-repeated="2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date" office:date-value="2024-05-26T18:40:00" calcext:value-type="date">
            <text:p>05/26/24 06:40 PM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date" office:date-value="2024-05-26T18:37:00" calcext:value-type="date">
            <text:p>05/26/24 06:37 PM</text:p>
          </table:table-cell>
          <table:table-cell table:number-columns-repeated="2"/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date" office:date-value="2024-05-26T18:34:00" calcext:value-type="date">
            <text:p>05/26/24 06:34 PM</text:p>
          </table:table-cell>
          <table:table-cell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date" office:date-value="2024-05-26T18:26:00" calcext:value-type="date">
            <text:p>05/26/24 06:26 PM</text:p>
          </table:table-cell>
          <table:table-cell table:number-columns-repeated="2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date" office:date-value="2024-05-26T18:13:00" calcext:value-type="date">
            <text:p>05/26/24 06:13 PM</text:p>
          </table:table-cell>
          <table:table-cell table:number-columns-repeated="2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date" office:date-value="2024-05-26T18:00:00" calcext:value-type="date">
            <text:p>05/26/24 06:00 PM</text:p>
          </table:table-cell>
          <table:table-cell table:number-columns-repeated="2"/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date" office:date-value="2024-05-26T17:53:00" calcext:value-type="date">
            <text:p>05/26/24 05:53 PM</text:p>
          </table:table-cell>
          <table:table-cell table:number-columns-repeated="2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date" office:date-value="2024-05-26T17:45:00" calcext:value-type="date">
            <text:p>05/26/24 05:45 PM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date" office:date-value="2024-05-26T17:35:00" calcext:value-type="date">
            <text:p>05/26/24 05:35 PM</text:p>
          </table:table-cell>
          <table:table-cell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date" office:date-value="2024-05-26T17:25:00" calcext:value-type="date">
            <text:p>05/26/24 05:25 PM</text:p>
          </table:table-cell>
          <table:table-cell table:number-columns-repeated="2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date" office:date-value="2024-05-26T17:19:00" calcext:value-type="date">
            <text:p>05/26/24 05:19 PM</text:p>
          </table:table-cell>
          <table:table-cell table:number-columns-repeated="2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date" office:date-value="2024-05-26T17:03:00" calcext:value-type="date">
            <text:p>05/26/24 05:03 PM</text:p>
          </table:table-cell>
          <table:table-cell table:number-columns-repeated="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date" office:date-value="2024-05-25T13:41:00" calcext:value-type="date">
            <text:p>05/25/24 01:41 PM</text:p>
          </table:table-cell>
          <table:table-cell table:number-columns-repeated="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date" office:date-value="2024-05-25T01:24:00" calcext:value-type="date">
            <text:p>05/25/24 01:24 A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9T23:43:08.136960688</meta:creation-date>
    <dc:date>2024-06-10T00:11:42.347599709</dc:date>
    <meta:editing-duration>PT8M13S</meta:editing-duration>
    <meta:editing-cycles>1</meta:editing-cycles>
    <meta:document-statistic meta:table-count="2" meta:cell-count="764" meta:object-count="0"/>
    <meta:generator>LibreOffice/7.3.7.2$Linux_X86_64 LibreOffice_project/30$Build-2</meta:generator>
  </office:meta>
</office:document-meta>
</file>